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l" fo:country="GR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language="el" fo:country="GR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0ab6f1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0ab6f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1pt" fo:language="el" fo:country="GR" fo:font-weight="normal" officeooo:rsid="000ab6f1" officeooo:paragraph-rsid="000ab6f1" style:font-size-asian="11pt" style:font-weight-asian="normal" style:font-size-complex="11pt" style:font-weight-complex="normal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size="11pt" fo:language="en" fo:country="US" fo:font-weight="normal" officeooo:rsid="0014919d" officeooo:paragraph-rsid="0014919d" style:font-size-asian="11pt" style:font-weight-asian="normal" style:font-size-complex="11pt" style:font-weight-complex="normal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Calibri2" fo:font-size="11pt" fo:language="el" fo:country="GR" fo:font-weight="normal" officeooo:rsid="0014919d" officeooo:paragraph-rsid="00150e1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language="el" fo:country="GR" officeooo:paragraph-rsid="0013ab33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language="el" fo:country="GR" officeooo:rsid="0013ab33" officeooo:paragraph-rsid="0013ab33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13ab33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6pt" fo:language="el" fo:country="GR" fo:font-weight="bold" officeooo:rsid="000ab6f1" officeooo:paragraph-rsid="00150e8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0ab6f1" officeooo:paragraph-rsid="0026daf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50e8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3ab3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ab6f1" officeooo:paragraph-rsid="0023ef0c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25df0f"/>
    </style:style>
    <style:style style:name="P18" style:family="paragraph" style:parent-style-name="Standard">
      <style:text-properties fo:language="el" fo:country="GR"/>
    </style:style>
    <style:style style:name="P19" style:family="paragraph" style:parent-style-name="Standard">
      <style:text-properties fo:language="el" fo:country="GR" officeooo:paragraph-rsid="00087153"/>
    </style:style>
    <style:style style:name="P20" style:family="paragraph" style:parent-style-name="Standard">
      <style:text-properties fo:language="el" fo:country="GR" officeooo:paragraph-rsid="00150e83"/>
    </style:style>
    <style:style style:name="P21" style:family="paragraph" style:parent-style-name="Standard">
      <style:text-properties fo:language="el" fo:country="GR" officeooo:paragraph-rsid="002041d8"/>
    </style:style>
    <style:style style:name="P22" style:family="paragraph" style:parent-style-name="Standard">
      <style:text-properties fo:language="el" fo:country="GR" officeooo:paragraph-rsid="002229eb"/>
    </style:style>
    <style:style style:name="P23" style:family="paragraph" style:parent-style-name="Standard">
      <style:text-properties fo:language="el" fo:country="GR" officeooo:paragraph-rsid="0026fd4b"/>
    </style:style>
    <style:style style:name="P24" style:family="paragraph" style:parent-style-name="Standard">
      <style:text-properties officeooo:paragraph-rsid="00053494"/>
    </style:style>
    <style:style style:name="P25" style:family="paragraph" style:parent-style-name="Standard">
      <style:text-properties officeooo:paragraph-rsid="00087153"/>
    </style:style>
    <style:style style:name="P26" style:family="paragraph" style:parent-style-name="Standard">
      <style:text-properties officeooo:paragraph-rsid="000ccaac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text-properties officeooo:paragraph-rsid="000c06e5"/>
    </style:style>
    <style:style style:name="P29" style:family="paragraph" style:parent-style-name="Standard">
      <style:text-properties officeooo:paragraph-rsid="0019ebf1"/>
    </style:style>
    <style:style style:name="P30" style:family="paragraph" style:parent-style-name="Standard">
      <style:text-properties officeooo:paragraph-rsid="002041d8"/>
    </style:style>
    <style:style style:name="P31" style:family="paragraph" style:parent-style-name="Standard">
      <style:text-properties officeooo:paragraph-rsid="002229eb"/>
    </style:style>
    <style:style style:name="P3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paragraph-rsid="002391b4"/>
    </style:style>
    <style:style style:name="P34" style:family="paragraph" style:parent-style-name="Standard">
      <style:text-properties officeooo:paragraph-rsid="0023ef0c"/>
    </style:style>
    <style:style style:name="P35" style:family="paragraph" style:parent-style-name="Standard">
      <style:text-properties officeooo:paragraph-rsid="0026dafb"/>
    </style:style>
    <style:style style:name="P36" style:family="paragraph" style:parent-style-name="List_20_Paragraph" style:list-style-name="WWNum33"/>
    <style:style style:name="P37" style:family="paragraph" style:parent-style-name="List_20_Paragraph" style:list-style-name="WWNum33">
      <style:text-properties fo:language="el" fo:country="GR"/>
    </style:style>
    <style:style style:name="P38" style:family="paragraph" style:parent-style-name="List_20_Paragraph" style:list-style-name="WWNum1">
      <style:text-properties fo:language="el" fo:country="GR"/>
    </style:style>
    <style:style style:name="P39" style:family="paragraph" style:parent-style-name="List_20_Paragraph" style:list-style-name="WWNum10">
      <style:text-properties fo:language="el" fo:country="GR" officeooo:rsid="000400c6" officeooo:paragraph-rsid="000400c6"/>
    </style:style>
    <style:style style:name="P40" style:family="paragraph" style:parent-style-name="List_20_Paragraph" style:list-style-name="WWNum10">
      <style:text-properties fo:language="el" fo:country="GR" officeooo:rsid="000400c6" officeooo:paragraph-rsid="0019ebf1"/>
    </style:style>
    <style:style style:name="P41" style:family="paragraph" style:parent-style-name="List_20_Paragraph" style:list-style-name="WWNum16">
      <style:text-properties fo:language="el" fo:country="GR" officeooo:rsid="000400c6" officeooo:paragraph-rsid="0019ebf1"/>
    </style:style>
    <style:style style:name="P42" style:family="paragraph" style:parent-style-name="List_20_Paragraph" style:list-style-name="WWNum10">
      <style:text-properties fo:language="el" fo:country="GR" officeooo:paragraph-rsid="0019ebf1"/>
    </style:style>
    <style:style style:name="P43" style:family="paragraph" style:parent-style-name="List_20_Paragraph" style:list-style-name="WWNum10">
      <style:text-properties fo:language="el" fo:country="GR" officeooo:paragraph-rsid="000400c6"/>
    </style:style>
    <style:style style:name="P44" style:family="paragraph" style:parent-style-name="List_20_Paragraph" style:list-style-name="WWNum16">
      <style:text-properties fo:language="el" fo:country="GR"/>
    </style:style>
    <style:style style:name="P45" style:family="paragraph" style:parent-style-name="List_20_Paragraph" style:list-style-name="WWNum16">
      <style:text-properties fo:language="el" fo:country="GR" officeooo:paragraph-rsid="0019ebf1"/>
    </style:style>
    <style:style style:name="P46" style:family="paragraph" style:parent-style-name="List_20_Paragraph" style:list-style-name="WWNum16">
      <style:text-properties fo:language="el" fo:country="GR" officeooo:paragraph-rsid="00087153"/>
    </style:style>
    <style:style style:name="P47" style:family="paragraph" style:parent-style-name="List_20_Paragraph" style:list-style-name="WWNum16">
      <style:text-properties fo:language="el" fo:country="GR" officeooo:rsid="000a073b" officeooo:paragraph-rsid="000a073b"/>
    </style:style>
    <style:style style:name="P48" style:family="paragraph" style:parent-style-name="List_20_Paragraph" style:list-style-name="WWNum31">
      <style:text-properties fo:language="el" fo:country="GR" officeooo:rsid="000dccde" officeooo:paragraph-rsid="000dccde"/>
    </style:style>
    <style:style style:name="P49" style:family="paragraph" style:parent-style-name="List_20_Paragraph" style:list-style-name="WWNum1"/>
    <style:style style:name="P50" style:family="paragraph" style:parent-style-name="List_20_Paragraph" style:list-style-name="WWNum10"/>
    <style:style style:name="P51" style:family="paragraph" style:parent-style-name="List_20_Paragraph" style:list-style-name="WWNum10">
      <style:text-properties officeooo:paragraph-rsid="002b98c5"/>
    </style:style>
    <style:style style:name="P52" style:family="paragraph" style:parent-style-name="List_20_Paragraph" style:list-style-name="WWNum10">
      <style:text-properties officeooo:paragraph-rsid="00035dac"/>
    </style:style>
    <style:style style:name="P53" style:family="paragraph" style:parent-style-name="List_20_Paragraph" style:list-style-name="WWNum10">
      <style:text-properties officeooo:paragraph-rsid="0019ebf1"/>
    </style:style>
    <style:style style:name="P54" style:family="paragraph" style:parent-style-name="List_20_Paragraph" style:list-style-name="WWNum10">
      <style:text-properties officeooo:rsid="000400c6" officeooo:paragraph-rsid="000400c6"/>
    </style:style>
    <style:style style:name="P55" style:family="paragraph" style:parent-style-name="List_20_Paragraph" style:list-style-name="WWNum16">
      <style:text-properties officeooo:rsid="000400c6" officeooo:paragraph-rsid="00087153"/>
    </style:style>
    <style:style style:name="P56" style:family="paragraph" style:parent-style-name="List_20_Paragraph" style:list-style-name="WWNum16"/>
    <style:style style:name="P57" style:family="paragraph" style:parent-style-name="List_20_Paragraph" style:list-style-name="WWNum16">
      <style:text-properties officeooo:paragraph-rsid="002b98c5"/>
    </style:style>
    <style:style style:name="P58" style:family="paragraph" style:parent-style-name="List_20_Paragraph" style:list-style-name="WWNum16">
      <style:text-properties officeooo:paragraph-rsid="0019ebf1"/>
    </style:style>
    <style:style style:name="P59" style:family="paragraph" style:parent-style-name="List_20_Paragraph" style:list-style-name="WWNum16">
      <style:text-properties officeooo:paragraph-rsid="00087153"/>
    </style:style>
    <style:style style:name="P60" style:family="paragraph" style:parent-style-name="List_20_Paragraph" style:list-style-name="WWNum31"/>
    <style:style style:name="P61" style:family="paragraph" style:parent-style-name="List_20_Paragraph" style:list-style-name="WWNum31">
      <style:text-properties officeooo:paragraph-rsid="002b98c5"/>
    </style:style>
    <style:style style:name="P62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63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64" style:family="paragraph" style:parent-style-name="List_20_Paragraph" style:list-style-name="WWNum29">
      <style:paragraph-properties fo:margin-left="0in" fo:margin-right="0in" fo:text-indent="0in" style:auto-text-indent="false"/>
      <style:text-properties fo:language="el" fo:country="GR" officeooo:rsid="00053494" officeooo:paragraph-rsid="002041d8"/>
    </style:style>
    <style:style style:name="P65" style:family="paragraph" style:parent-style-name="List_20_Paragraph" style:list-style-name="WWNum16">
      <style:paragraph-properties fo:margin-left="0in" fo:margin-right="0in" fo:text-indent="0in" style:auto-text-indent="false"/>
      <style:text-properties fo:language="el" fo:country="GR" officeooo:rsid="000a073b" officeooo:paragraph-rsid="000a073b"/>
    </style:style>
    <style:style style:name="P66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ab6f1"/>
    </style:style>
    <style:style style:name="P67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c06e5"/>
    </style:style>
    <style:style style:name="P68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c06e5" officeooo:paragraph-rsid="000c06e5"/>
    </style:style>
    <style:style style:name="P69" style:family="paragraph" style:parent-style-name="List_20_Paragraph" style:list-style-name="WWNum16">
      <style:paragraph-properties fo:margin-left="0in" fo:margin-right="0in" fo:text-indent="0in" style:auto-text-indent="false"/>
      <style:text-properties officeooo:paragraph-rsid="000a073b"/>
    </style:style>
    <style:style style:name="P70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0ab6f1" officeooo:paragraph-rsid="000ab6f1"/>
    </style:style>
    <style:style style:name="P71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14919d" officeooo:paragraph-rsid="0014919d"/>
    </style:style>
    <style:style style:name="P72" style:family="paragraph" style:parent-style-name="List_20_Paragraph" style:list-style-name="WWNum33">
      <style:paragraph-properties fo:margin-left="0in" fo:margin-right="0in" fo:text-indent="0in" style:auto-text-indent="false"/>
      <style:text-properties officeooo:paragraph-rsid="000ab6f1"/>
    </style:style>
    <style:style style:name="P73" style:family="paragraph" style:parent-style-name="List_20_Paragraph">
      <style:paragraph-properties fo:margin-left="0in" fo:margin-right="0in" fo:text-indent="0in" style:auto-text-indent="false"/>
      <style:text-properties fo:font-size="11pt" fo:language="en" fo:country="US" fo:font-weight="normal" officeooo:rsid="0014919d" officeooo:paragraph-rsid="0014919d" style:font-size-asian="11pt" style:font-weight-asian="normal" style:font-size-complex="11pt" style:font-weight-complex="normal"/>
    </style:style>
    <style:style style:name="P74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font-weight="normal" officeooo:rsid="000ab6f1" officeooo:paragraph-rsid="002b98c5" style:font-size-asian="11pt" style:font-weight-asian="normal" style:font-size-complex="11pt" style:font-weight-complex="normal"/>
    </style:style>
    <style:style style:name="P75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language="en" fo:country="US" fo:font-weight="normal" officeooo:rsid="00150e1e" officeooo:paragraph-rsid="0026dafb" style:font-size-asian="11pt" style:font-weight-asian="normal" style:font-size-complex="11pt" style:font-weight-complex="normal"/>
    </style:style>
    <style:style style:name="P76" style:family="paragraph" style:parent-style-name="List_20_Paragraph">
      <style:paragraph-properties fo:margin-left="0in" fo:margin-right="0in" fo:text-indent="0in" style:auto-text-indent="false"/>
      <style:text-properties style:font-name="Calibri2" fo:font-size="11pt" fo:language="el" fo:country="GR" fo:font-weight="bold" officeooo:rsid="0014919d" officeooo:paragraph-rsid="0014919d" style:font-size-asian="11pt" style:font-weight-asian="bold" style:font-size-complex="11pt" style:font-weight-complex="bold"/>
    </style:style>
    <style:style style:name="P77" style:family="paragraph" style:parent-style-name="List_20_Paragraph" style:list-style-name="WWNum31">
      <style:paragraph-properties fo:margin-left="0in" fo:margin-right="0in" fo:text-indent="0in" style:auto-text-indent="false"/>
      <style:text-properties officeooo:paragraph-rsid="00150e1e"/>
    </style:style>
    <style:style style:name="P78" style:family="paragraph" style:parent-style-name="Standard" style:master-page-name="Standard">
      <style:paragraph-properties style:page-number="auto"/>
      <style:text-properties fo:language="el" fo:country="GR"/>
    </style:style>
    <style:style style:name="P7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font-size="11pt" fo:language="en" fo:country="US" fo:font-weight="normal" officeooo:rsid="0014919d" officeooo:paragraph-rsid="0013ab33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25df0f" officeooo:paragraph-rsid="0026dafb" style:font-size-asian="11pt" style:font-weight-asian="normal" style:font-size-complex="11pt" style:font-weight-complex="normal"/>
    </style:style>
    <style:style style:name="P82" style:family="paragraph" style:parent-style-name="Standard" style:list-style-name="WWNum31">
      <style:paragraph-properties fo:margin-left="0in" fo:margin-right="0in" fo:text-indent="0in" style:auto-text-indent="false"/>
      <style:text-properties style:font-name="Calibri2" fo:font-size="11pt" fo:language="el" fo:country="GR" fo:font-weight="bold" officeooo:rsid="0014919d" officeooo:paragraph-rsid="00150e1e" style:font-size-asian="11pt" style:font-weight-asian="bold" style:font-size-complex="11pt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fo:font-weight="bold" style:font-weight-asian="bold" style:font-weight-complex="bold"/>
    </style:style>
    <style:style style:name="T4" style:family="text">
      <style:text-properties fo:language="el" fo:country="GR" fo:font-style="italic" style:font-style-asian="italic" style:font-style-complex="italic"/>
    </style:style>
    <style:style style:name="T5" style:family="text">
      <style:text-properties fo:language="el" fo:country="GR" officeooo:rsid="00035dac"/>
    </style:style>
    <style:style style:name="T6" style:family="text">
      <style:text-properties fo:language="el" fo:country="GR" officeooo:rsid="000400c6"/>
    </style:style>
    <style:style style:name="T7" style:family="text">
      <style:text-properties fo:language="el" fo:country="GR" officeooo:rsid="00053494"/>
    </style:style>
    <style:style style:name="T8" style:family="text">
      <style:text-properties fo:language="el" fo:country="GR" officeooo:rsid="000a073b"/>
    </style:style>
    <style:style style:name="T9" style:family="text">
      <style:text-properties fo:language="el" fo:country="GR" officeooo:rsid="000ab6f1"/>
    </style:style>
    <style:style style:name="T10" style:family="text">
      <style:text-properties fo:language="el" fo:country="GR" officeooo:rsid="000c06e5"/>
    </style:style>
    <style:style style:name="T11" style:family="text">
      <style:text-properties fo:language="el" fo:country="GR" officeooo:rsid="000dccde"/>
    </style:style>
    <style:style style:name="T12" style:family="text">
      <style:text-properties fo:language="el" fo:country="GR" officeooo:rsid="0013ab33"/>
    </style:style>
    <style:style style:name="T13" style:family="text">
      <style:text-properties fo:language="el" fo:country="GR" officeooo:rsid="0014919d"/>
    </style:style>
    <style:style style:name="T14" style:family="text">
      <style:text-properties fo:language="el" fo:country="GR" officeooo:rsid="001ea8f0"/>
    </style:style>
    <style:style style:name="T15" style:family="text">
      <style:text-properties fo:language="el" fo:country="GR" officeooo:rsid="002041d8"/>
    </style:style>
    <style:style style:name="T16" style:family="text">
      <style:text-properties fo:language="el" fo:country="GR" officeooo:rsid="00227320"/>
    </style:style>
    <style:style style:name="T17" style:family="text">
      <style:text-properties fo:language="el" fo:country="GR" officeooo:rsid="0023ef0c"/>
    </style:style>
    <style:style style:name="T18" style:family="text">
      <style:text-properties fo:language="el" fo:country="GR" officeooo:rsid="0025df0f"/>
    </style:style>
    <style:style style:name="T19" style:family="text">
      <style:text-properties fo:language="el" fo:country="GR" officeooo:rsid="0026dafb"/>
    </style:style>
    <style:style style:name="T20" style:family="text">
      <style:text-properties fo:language="el" fo:country="GR" officeooo:rsid="002aabc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35dac"/>
    </style:style>
    <style:style style:name="T24" style:family="text">
      <style:text-properties fo:language="en" fo:country="US" officeooo:rsid="000400c6"/>
    </style:style>
    <style:style style:name="T25" style:family="text">
      <style:text-properties fo:language="en" fo:country="US" officeooo:rsid="00053494"/>
    </style:style>
    <style:style style:name="T26" style:family="text">
      <style:text-properties fo:language="en" fo:country="US" officeooo:rsid="00087153"/>
    </style:style>
    <style:style style:name="T27" style:family="text">
      <style:text-properties fo:language="en" fo:country="US" officeooo:rsid="00099ef3"/>
    </style:style>
    <style:style style:name="T28" style:family="text">
      <style:text-properties fo:language="en" fo:country="US" officeooo:rsid="000ab6f1"/>
    </style:style>
    <style:style style:name="T29" style:family="text">
      <style:text-properties fo:language="en" fo:country="US" officeooo:rsid="000c06e5"/>
    </style:style>
    <style:style style:name="T30" style:family="text">
      <style:text-properties fo:language="en" fo:country="US" officeooo:rsid="000ccaac"/>
    </style:style>
    <style:style style:name="T31" style:family="text">
      <style:text-properties fo:language="en" fo:country="US" officeooo:rsid="0013ab33"/>
    </style:style>
    <style:style style:name="T32" style:family="text">
      <style:text-properties fo:language="en" fo:country="US" officeooo:rsid="0014919d"/>
    </style:style>
    <style:style style:name="T33" style:family="text">
      <style:text-properties fo:language="en" fo:country="US" fo:font-weight="normal" officeooo:rsid="0013ab33" style:font-weight-asian="normal" style:font-weight-complex="normal"/>
    </style:style>
    <style:style style:name="T34" style:family="text">
      <style:text-properties fo:language="en" fo:country="US" officeooo:rsid="0023ef0c"/>
    </style:style>
    <style:style style:name="T35" style:family="text">
      <style:text-properties fo:language="en" fo:country="US" officeooo:rsid="0025df0f"/>
    </style:style>
    <style:style style:name="T36" style:family="text">
      <style:text-properties fo:language="en" fo:country="US" officeooo:rsid="0026dafb"/>
    </style:style>
    <style:style style:name="T37" style:family="text">
      <style:text-properties officeooo:rsid="00053494"/>
    </style:style>
    <style:style style:name="T38" style:family="text">
      <style:text-properties fo:font-size="11pt" fo:language="el" fo:country="GR" fo:font-weight="normal" officeooo:rsid="000c06e5" style:font-size-asian="11pt" style:font-weight-asian="normal" style:font-size-complex="11pt" style:font-weight-complex="normal"/>
    </style:style>
    <style:style style:name="T39" style:family="text">
      <style:text-properties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40" style:family="text">
      <style:text-properties fo:font-size="11pt" fo:language="el" fo:country="GR" fo:font-weight="normal" officeooo:rsid="0013ab33" style:font-size-asian="11pt" style:font-weight-asian="normal" style:font-size-complex="11pt" style:font-weight-complex="normal"/>
    </style:style>
    <style:style style:name="T41" style:family="text">
      <style:text-properties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42" style:family="text">
      <style:text-properties fo:font-size="11pt" fo:language="el" fo:country="GR" fo:font-weight="normal" officeooo:rsid="0023ef0c" style:font-size-asian="11pt" style:font-weight-asian="normal" style:font-size-complex="11pt" style:font-weight-complex="normal"/>
    </style:style>
    <style:style style:name="T43" style:family="text">
      <style:text-properties fo:font-size="11pt" fo:language="el" fo:country="GR" fo:font-weight="normal" officeooo:rsid="0025df0f" style:font-size-asian="11pt" style:font-weight-asian="normal" style:font-size-complex="11pt" style:font-weight-complex="normal"/>
    </style:style>
    <style:style style:name="T44" style:family="text">
      <style:text-properties fo:font-size="11pt" fo:language="el" fo:country="GR" fo:font-weight="normal" officeooo:rsid="0026dafb" style:font-size-asian="11pt" style:font-weight-asian="normal" style:font-size-complex="11pt" style:font-weight-complex="normal"/>
    </style:style>
    <style:style style:name="T45" style:family="text">
      <style:text-properties fo:font-size="11pt" fo:language="el" fo:country="GR" officeooo:rsid="0014919d" style:font-size-asian="11pt" style:font-size-complex="11pt"/>
    </style:style>
    <style:style style:name="T46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language="en" fo:country="US" fo:font-weight="normal" officeooo:rsid="0013ab33" style:font-size-asian="11pt" style:font-weight-asian="normal" style:font-size-complex="11pt" style:font-weight-complex="normal"/>
    </style:style>
    <style:style style:name="T48" style:family="text">
      <style:text-properties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49" style:family="text">
      <style:text-properties fo:font-size="11pt" fo:language="en" fo:country="US" fo:font-weight="normal" officeooo:rsid="00150e83" style:font-size-asian="11pt" style:font-weight-asian="normal" style:font-size-complex="11pt" style:font-weight-complex="normal"/>
    </style:style>
    <style:style style:name="T50" style:family="text">
      <style:text-properties fo:font-size="11pt" fo:language="en" fo:country="US" fo:font-weight="normal" officeooo:rsid="0023ef0c" style:font-size-asian="11pt" style:font-weight-asian="normal" style:font-size-complex="11pt" style:font-weight-complex="normal"/>
    </style:style>
    <style:style style:name="T51" style:family="text">
      <style:text-properties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font-size="11pt" fo:font-weight="normal" officeooo:rsid="000ab6f1" style:font-size-asian="11pt" style:font-weight-asian="normal" style:font-size-complex="11pt" style:font-weight-complex="normal"/>
    </style:style>
    <style:style style:name="T53" style:family="text">
      <style:text-properties fo:font-size="11pt" fo:language="en" fo:country="GB" fo:font-weight="normal" officeooo:rsid="0013ab33" style:font-size-asian="11pt" style:font-weight-asian="normal" style:font-size-complex="11pt" style:font-weight-complex="normal"/>
    </style:style>
    <style:style style:name="T54" style:family="text">
      <style:text-properties fo:language="en" fo:country="GB"/>
    </style:style>
    <style:style style:name="T55" style:family="text">
      <style:text-properties fo:language="en" fo:country="GB" officeooo:rsid="0013ab33"/>
    </style:style>
    <style:style style:name="T56" style:family="text">
      <style:text-properties fo:language="en" fo:country="GB" officeooo:rsid="0014919d"/>
    </style:style>
    <style:style style:name="T57" style:family="text">
      <style:text-properties fo:language="en" fo:country="GB" officeooo:rsid="0019ebf1"/>
    </style:style>
    <style:style style:name="T58" style:family="text">
      <style:text-properties fo:language="en" fo:country="GB" officeooo:rsid="00227320"/>
    </style:style>
    <style:style style:name="T59" style:family="text">
      <style:text-properties fo:language="en" fo:country="GB" officeooo:rsid="0026dafb"/>
    </style:style>
    <style:style style:name="T60" style:family="text">
      <style:text-properties officeooo:rsid="0014919d"/>
    </style:style>
    <style:style style:name="T61" style:family="text">
      <style:text-properties style:font-name="Calibri2"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62" style:family="text">
      <style:text-properties style:font-name="Calibri2"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63" style:family="text">
      <style:text-properties style:font-name="Calibri2"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64" style:family="text">
      <style:text-properties style:font-name="Calibri2" fo:font-size="11pt" fo:language="el" fo:country="GR" fo:font-weight="normal" officeooo:rsid="00150e1e" style:font-size-asian="11pt" style:font-weight-asian="normal" style:font-size-complex="11pt" style:font-weight-complex="normal"/>
    </style:style>
    <style:style style:name="T65" style:family="text">
      <style:text-properties style:font-name="Calibri2" fo:font-size="11pt" fo:language="en" fo:country="GB" fo:font-weight="normal" officeooo:rsid="0014919d" style:font-size-asian="11pt" style:font-weight-asian="normal" style:font-size-complex="11pt" style:font-weight-complex="normal"/>
    </style:style>
    <style:style style:name="T66" style:family="text">
      <style:text-properties fo:font-weight="normal" officeooo:rsid="000ab6f1" style:font-weight-asian="normal" style:font-weight-complex="normal"/>
    </style:style>
    <style:style style:name="T67" style:family="text">
      <style:text-properties officeooo:rsid="00150e83"/>
    </style:style>
    <style:style style:name="T68" style:family="text">
      <style:text-properties officeooo:rsid="002229eb"/>
    </style:style>
    <style:style style:name="T69" style:family="text">
      <style:text-properties officeooo:rsid="0026d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Παραδοχές: </text:p>
      <text:list xml:id="list4197493472" text:style-name="WWNum33">
        <text:list-item>
          <text:p text:style-name="P36"><text:span text:style-name="T1">Παρόλο που οι χρήστες έχουν την δυνατότητα να επιστρέψουν στην αρχική σελίδα από όλες τις σελίδες της εφαρμογής για λόγους απλούστευσης θα αναφέρεται μόνο μια φορά σε κάθε </text:span>use<text:span text:style-name="T1"> </text:span>case<text:span text:style-name="T1"> σαν εναλλακτική ροή.</text:span></text:p>
        </text:list-item>
        <text:list-item>
          <text:p text:style-name="P36"><text:span text:style-name="T1">Ο δημιουργός του </text:span>group<text:span text:style-name="T1"> για </text:span><text:span text:style-name="T2">ιδιωτικό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εί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37">Σε περιπτώσεις όπου η πληρωμή γίνει άλλα για οποιοδήποτε λόγο οι χρήστες δεν παραβρεθούν στο αθλητικό κέντρο τότε η εφαρμογή πραγματοποιεί αυτόματη επιστροφή χρημάτων στους χρήστες.</text:p>
        </text:list-item>
        <text:list-item>
          <text:p text:style-name="P37">Αποκαλούμε χρήστη τον απλό πελάτη της εφαρμογής, ιδιοκτήτη γηπέδου τον λογαριασμό των αθλητικών κέντρων στην εφαρμογή και διαχειριστή τον διαχειριστή της εφαρμογής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List_20_Paragraph"/>
      <text:p text:style-name="Standard"><text:soft-page-break/><text:span text:style-name="T3">Τίτλος</text:span>: <text:span text:style-name="T19">Προβολή και Επεξεργασία Προφίλ (</text:span>View &amp; Edit Profile<text:span text:style-name="T19">)</text:span></text:p>
      <text:p text:style-name="Standard"><text:span text:style-name="T3">Χειριστές</text:span><text:span text:style-name="T1">: Χρήστης, Ιδιοκτήτης Γηπέδου</text:span></text:p>
      <text:p text:style-name="Standard"><text:span text:style-name="T3">Περιγραφή</text:span><text:span text:style-name="T1">: Αυτή η περίπτωση χρήσης αρχίζει όταν ο χρήστης </text:span><text:span text:style-name="T14">ή ο </text:span><text:span text:style-name="T1">ιδιοκτήτης γηπέδου επιλέξουν “</text:span>profile<text:span text:style-name="T1">”, τους επιτρέπει <text:s/>να ενημερώσουν τα προσωπικά στοιχεία του λογαριασμού τους,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18"/>
      <text:p text:style-name="P18">Β<text:span text:style-name="T67">ασική ροή</text:span>:</text:p>
      <text:list xml:id="list1641029055" text:style-name="WWNum1">
        <text:list-item>
          <text:p text:style-name="P49"><text:span text:style-name="T1">Ο χρήστης πλοηγείτε στην </text:span><text:span text:style-name="T20">αρχική</text:span><text:span text:style-name="T1"> σελίδα της εφαρμογής και επιλέγει το “</text:span>Profile<text:span text:style-name="T1">”.</text:span></text:p>
        </text:list-item>
        <text:list-item>
          <text:p text:style-name="P38">Το σύστημα αντλεί τα δεδομένα του χρήστη.</text:p>
        </text:list-item>
        <text:list-item>
          <text:p text:style-name="P49"><text:span text:style-name="T1">Το σύστημα εμφανίζει σελίδα με πλήρες ιστορικό για τα </text:span>Groups<text:span text:style-name="T1"> που έχει συμμετέχει, 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38">Ο χρήστης επιλέγει να επεξεργαστεί τα στοιχεία του.</text:p>
        </text:list-item>
        <text:list-item>
          <text:p text:style-name="P49"><text:span text:style-name="T1">Το σύστημα το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ωγής.</text:span></text:p>
        </text:list-item>
        <text:list-item>
          <text:p text:style-name="P38">Ο χρήστης συμπληρώνει τα στοιχεία τα οποία επιθυμεί να ενημερώσει και επιλέγει να επιβεβαιώσει.</text:p>
        </text:list-item>
        <text:list-item>
          <text:p text:style-name="P38">Το σύστημα ελέγχει τα στοιχεία που υπέβαλε ο χρήστης.</text:p>
        </text:list-item>
        <text:list-item>
          <text:p text:style-name="P38">Το σύστημα αποθηκεύει τις αλλαγές και ενημερώνεται.</text:p>
        </text:list-item>
        <text:list-item>
          <text:p text:style-name="P49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18"/>
      <text:p text:style-name="P18"/>
      <text:p text:style-name="P18">Εναλλακτική ροή 1 </text:p>
      <text:p text:style-name="P18">6.1.1<text:tab/>Ο χρήστης συμπληρώνει τα στοιχεία που ζητούνται αλλά εισάγει λάθος κωδικό και επιλέγει να επιβεβαιώσει τις αλλαγές.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P21">6.1.3<text:tab/>Η εναλλακτική ροή μεταβαίνει στο βήμα 5 της βασικής ροής της περίπτωσης χρήσης.</text:p>
      <text:p text:style-name="P18"/>
      <text:p text:style-name="P18">Εναλλακτική ροή 2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εβαιώσει τις αλλαγές.</text:span></text:p>
      <text:p text:style-name="Standard"><text:soft-page-break/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P21">6.2.3<text:tab/>Η εναλλακτική ροή μεταβαίνει στο βήμα 5 της βασικής ροής της περίπτωσης χρήσης.</text:p>
      <text:p text:style-name="P21"/>
      <text:p text:style-name="P18"/>
      <text:p text:style-name="P18">Εναλλακτική ροή 3</text:p>
      <text:p text:style-name="P18">7.3.1<text:tab/>Το σύστημα ελέγχει τα στοιχεία που υπέβαλε ο χρήστης αλλά δεν πληρούν τις προδιαγραφές της εφαρμογής (πολύ απλός κωδικός).</text:p>
      <text:p text:style-name="P21">7.3.2<text:tab/>Η εναλλακτική ροή μεταβαίνει στο βήμα 5 της βασικής ροής της περίπτωσης χρήσης.</text:p>
      <text:p text:style-name="P18"/>
      <text:p text:style-name="P18">Εναλλακτική ροή 4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P18">6.4.2<text:tab/>Το σύστημα τον οδηγεί στην αρχική σελίδα της εφαρμογής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><text:soft-page-break/><text:span text:style-name="T3">Τίτλος</text:span><text:span text:style-name="T1">: </text:span><text:span text:style-name="T19">Εύρεση</text:span><text:span text:style-name="T36"> </text:span><text:span text:style-name="T59">Group</text:span><text:span text:style-name="T36">(</text:span>Find<text:span text:style-name="T1"> </text:span>Group<text:span text:style-name="T19">)</text:span><text:span text:style-name="T1">.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.</text:span></text:p>
      <text:p text:style-name="P18"/>
      <text:p text:style-name="P18"/>
      <text:p text:style-name="P20">Β<text:span text:style-name="T67">ασική ροή</text:span>:</text:p>
      <text:list xml:id="list4217844493" text:style-name="WWNum10">
        <text:list-item>
          <text:p text:style-name="P51"><text:span text:style-name="T1">Ο χρήστης πλοηγείτε στην </text:span><text:span text:style-name="T20">αρχική</text:span><text:span text:style-name="T1">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52"><text:span text:style-name="T1">Το σύστημα αντλεί τα δεδομένα </text:span><text:span text:style-name="T5">για τα υπάρχον</text:span><text:span text:style-name="T23"> group</text:span><text:span text:style-name="T1">.</text:span></text:p>
        </text:list-item>
        <text:list-item>
          <text:p text:style-name="P50"><text:span text:style-name="T1">Το σύστημα </text:span><text:span text:style-name="T6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6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50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39">Το σύστημα ελέγχει τα στοιχεία που υπέβαλε ως φίλτρα ο χρήστης και τα ταιριάζει με αυτά που έχει αντλήσει.</text:p>
        </text:list-item>
        <text:list-item>
          <text:p text:style-name="P50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50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54"><text:span text:style-name="T1">Το σύστημα υπολογίζει το ποσό που αντιστοιχεί στον χρήστη μεσώ των στοιχείων του </text:span><text:span text:style-name="T22">group </text:span><text:span text:style-name="T1">που επιλεγεί (άτομα, τιμή γηπέδου).</text:span></text:p>
        </text:list-item>
        <text:list-item>
          <text:p text:style-name="P53"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6">εμφανίζεται και</text:span><text:span text:style-name="T1"> στην οθόνη).</text:span></text:p>
        </text:list-item>
        <text:list-item>
          <text:p text:style-name="P42">Ο χρήστης εισάγει τα στοιχεία πληρωμής του και αποδέχεται.</text:p>
        </text:list-item>
        <text:list-item>
          <text:p text:style-name="P40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43">Το σύστημα αποθηκεύει τις αλλαγές και ενημερώνεται.</text:p>
        </text:list-item>
        <text:list-item>
          <text:p text:style-name="P50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50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18"/>
      <text:p text:style-name="P18"/>
      <text:p text:style-name="P18">Εναλλακτική ροή 1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P18"><text:soft-page-break/>3.1.2<text:tab/>Η εναλλακτική ροή μεταβαίνει στην εναλλακτική ροή 4.</text:p>
      <text:p text:style-name="P18"/>
      <text:p text:style-name="P18"/>
      <text:p text:style-name="P23">Εναλλακτική ροή 2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P30"><text:span text:style-name="T1">3.2.2<text:tab/>Η εναλλακτική ροή μεταβαίνει στο βήμα </text:span><text:span text:style-name="T7">7</text:span><text:span text:style-name="T1"> της βασικής ροής της περίπτωσης χρήσης..</text:span></text:p>
      <text:p text:style-name="P18"/>
      <text:p text:style-name="P18">Εναλλακτική ροή 3</text:p>
      <text:p text:style-name="P24"><text:span text:style-name="T7">5</text:span><text:span text:style-name="T1">.3.1<text:tab/></text:span><text:span text:style-name="T6">Το σύστημα ελέγχει τα στοιχεία που υπέβαλε ως φίλτρα ο χρήστης </text:span><text:span text:style-name="T7">αλλά δεν μπορεί να βρεί</text:span><text:span text:style-name="T25"> group</text:span><text:span text:style-name="T24"> </text:span><text:span text:style-name="T7">από</text:span><text:span text:style-name="T6"> αυτά που έχει αντλήσει </text:span><text:span text:style-name="T7">σύμφωνα με τα φίλτρα.</text:span></text:p>
      <text:p text:style-name="Standard"><text:span text:style-name="T7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30"><text:span text:style-name="T7">5</text:span><text:span text:style-name="T1">.3.3<text:tab/>Η εναλλακτική ροή μεταβαίνει στο βήμα </text:span><text:span text:style-name="T15">3</text:span><text:span text:style-name="T1"> της βασικής ροής της περίπτωσης χρήσης.</text:span></text:p>
      <text:p text:style-name="P18"/>
      <text:p text:style-name="P18">Εναλλακτική ροή 4</text:p>
      <text:list xml:id="list2779210884" text:style-name="WWNum34">
        <text:list-item>
          <text:list>
            <text:list-item>
              <text:list>
                <text:list-header>
                  <text:p text:style-name="P62"><text:span text:style-name="T37">7.</text:span><text:span text:style-name="T7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24"><text:span text:style-name="T7">7</text:span><text:span text:style-name="T1">.4.2<text:tab/>Το σύστημα αποθηκεύει τις αλλαγές και ενημερώνεται.</text:span></text:p>
      <text:list xml:id="list233452774556613" text:continue-list="list4217844493" text:style-name="WWNum10">
        <text:list-header>
          <text:p text:style-name="P63"><text:span text:style-name="T7">7</text:span><text:span text:style-name="T1">.4.</text:span><text:span text:style-name="T7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24"><text:span text:style-name="T7">7</text:span><text:span text:style-name="T1">.4.</text:span><text:span text:style-name="T7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18"/>
      <text:p text:style-name="P18">Εναλλακτική ροή 5</text:p>
      <text:p text:style-name="P29"><text:span text:style-name="T7">10</text:span><text:span text:style-name="T1">.5.1 <text:s/><text:tab/>Ο χρήστης εισάγει λάθος κάποιο στοιχείο πληρωμής.</text:span></text:p>
      <text:p text:style-name="P29"><text:span text:style-name="T7">10</text:span><text:span text:style-name="T1">.6.2 <text:s text:c="4"/></text:span><text:span text:style-name="T6">Το σύστημα ελέγχει αν τα στοιχεία πληρωμής είναι έγκυρα <text:s/>(πληρούν συνθήκες στοιχείων πληρωμής).</text:span></text:p>
      <text:p text:style-name="P24"><text:span text:style-name="T7">10</text:span><text:span text:style-name="T1">.6.</text:span><text:span text:style-name="T7">3<text:tab/></text:span><text:span text:style-name="T6">Το σύστημα </text:span><text:span text:style-name="T1">επιστρέφει μήνυμα “</text:span>Invalid<text:span text:style-name="T1"> </text:span><text:span text:style-name="T57">payment</text:span><text:span text:style-name="T1">” στην οθόνη του χρήστη.</text:span></text:p>
      <text:list xml:id="list3134978086" text:style-name="WWNum29">
        <text:list-item>
          <text:list>
            <text:list-item>
              <text:list>
                <text:list-header>
                  <text:p text:style-name="P64">10.6.4<text:tab/>Η εναλλακτική ροή μεταβαίνει στο βήμα 9 της βασικής ροής της περίπτωσης χρήσης.</text:p>
                </text:list-header>
              </text:list>
            </text:list-item>
          </text:list>
        </text:list-item>
      </text:list>
      <text:p text:style-name="P18"/>
      <text:p text:style-name="P18"/>
      <text:p text:style-name="P18"/>
      <text:p text:style-name="P18"><text:soft-page-break/>Εναλλακτική ροή 6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P18">3.6.2<text:tab/>Το σύστημα τον οδηγεί στην αρχική σελίδα της εφαρμογής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pan text:style-name="T3">Τίτλος</text:span><text:span text:style-name="T1">: </text:span><text:span text:style-name="T36"><text:s/></text:span><text:span text:style-name="T19">Δημιουργία Group </text:span><text:span text:style-name="T36">(</text:span>Create<text:span text:style-name="T1"> </text:span>Group<text:span text:style-name="T69">)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ά την δημιουργία του (ως δευτερεύον χρήση) και τελειώνει όταν κάνει δημιουργήσει </text:span>group<text:span text:style-name="T1">.</text:span></text:p>
      <text:p text:style-name="P79"/>
      <text:p text:style-name="P18"/>
      <text:p text:style-name="P20">Β<text:span text:style-name="T67">ασική ροή</text:span>:</text:p>
      <text:list xml:id="list1945476271" text:style-name="WWNum16">
        <text:list-item>
          <text:p text:style-name="P57"><text:span text:style-name="T1">Ο χρήστης πλοηγείτε στην </text:span><text:span text:style-name="T20">αρχική</text:span><text:span text:style-name="T1">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56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56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56"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56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55"><text:span text:style-name="T1">Το σύστημα υπολογίζει το ποσό που αντιστοιχεί στον χρήστη μεσώ των στοιχείων του </text:span><text:span text:style-name="T22">group </text:span><text:span text:style-name="T1">που επιλεγεί (άτομα, τιμή γηπέδου).</text:span></text:p>
        </text:list-item>
        <text:list-item>
          <text:p text:style-name="P58"><text:soft-page-break/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45">Ο χρήστης εισάγει τα στοιχεία πληρωμής του και αποδέχεται.</text:p>
        </text:list-item>
        <text:list-item>
          <text:p text:style-name="P41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46">Το σύστημα αποθηκεύει τις αλλαγές και ενημερώνεται.</text:p>
        </text:list-item>
        <text:list-item>
          <text:p text:style-name="P59"><text:span text:style-name="T1">Το σύστημα εμφανίζει μήνυμα “</text:span>Success<text:span text:style-name="T1"> </text:span><text:span text:style-name="T26">Create</text:span><text:span text:style-name="T1">!” στην οθόνη του χρήστη.</text:span></text:p>
        </text:list-item>
        <text:list-item>
          <text:p text:style-name="P47">Το σύστημα δίνει την δυνατότητα στον χρήστη να προσκαλέσει φίλους του.</text:p>
        </text:list-item>
        <text:list-item>
          <text:p text:style-name="P46">Το σύστημα εισάγει μήνυμα υπενθύμισης στην αρχική οθόνη του χρήστη που υπάρχει έως τη μέρα και ώρα που έχει οριστεί το γεγονός από το Group.</text:p>
          <text:p text:style-name="P44"/>
        </text:list-item>
      </text:list>
      <text:p text:style-name="P18"/>
      <text:p text:style-name="P18"/>
      <text:p text:style-name="P18">Εναλλακτική ροή 1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P19">3.1.4<text:tab/>Το σύστημα αποθηκεύει τις αλλαγές και ενημερώνεται.</text:p>
      <text:list xml:id="list233452011865752" text:continue-numbering="true" text:style-name="WWNum16">
        <text:list-header>
          <text:p text:style-name="P69"><text:span text:style-name="T26">3.1.5<text:tab/></text:span><text:span text:style-name="T1">Το σύστημα εμφανίζει μήνυμα “</text:span>Success<text:span text:style-name="T1"> </text:span><text:span text:style-name="T26">Create</text:span><text:span text:style-name="T1">!” στην οθόνη του χρήστη.</text:span></text:p>
          <text:p text:style-name="P65">3.1.6<text:tab/>Το σύστημα δίνει την δυνατότητα στον χρήστη να προσκαλέσει φίλους του.</text:p>
        </text:list-header>
      </text:list>
      <text:p text:style-name="P25"><text:span text:style-name="T26">3.1.</text:span><text:span text:style-name="T8">7</text:span><text:span text:style-name="T26">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27"/>
      <text:p text:style-name="P18"/>
      <text:p text:style-name="P18">Εναλλακτική ροή 2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</text:span><text:span text:style-name="T22"> </text:span><text:span text:style-name="T27">5</text:span><text:span text:style-name="T22"> </text:span><text:span text:style-name="T1">της βασικής ροής δηλαδή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22">5.2.3<text:tab/><text:span text:style-name="T37">Η εναλλακτική ροή μεταβαίνει στο βήμα </text:span><text:span text:style-name="T68">4</text:span><text:span text:style-name="T37"> της βασικής ροής της περίπτωσης χρήσης.</text:span></text:p>
      <text:p text:style-name="P22"><text:soft-page-break/></text:p>
      <text:p text:style-name="P18"/>
      <text:p text:style-name="P18">Εναλλακτική ροή 3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</text:span><text:span text:style-name="T27">3</text:span><text:span text:style-name="T1"> της εναλλακτικής ροής 1 δηλαδή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31"><text:span text:style-name="T1">3.1.3.3<text:tab/></text:span><text:span text:style-name="T7">Η εναλλακτική ροή μεταβαίνει στο βήμα 3.1.</text:span><text:span text:style-name="T27">2</text:span><text:span text:style-name="T7"> της εναλλακτικής ροής 1 της περίπτωσης χρήσης.</text:span></text:p>
      <text:p text:style-name="P18"/>
      <text:p text:style-name="P18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8">3.4.2<text:tab/>Το σύστημα τον οδηγεί στην αρχική σελίδα της εφαρμογής.</text:p>
      <text:p text:style-name="P18"/>
      <text:p text:style-name="Standard"><text:span text:style-name="T1">Εναλλακτική ροή </text:span><text:span text:style-name="T10">5</text:span></text:p>
      <text:p text:style-name="Standard"><text:span text:style-name="T10">12</text:span><text:span text:style-name="T1">.</text:span><text:span text:style-name="T10">5</text:span><text:span text:style-name="T1">.1<text:tab/>Ο χρήστης επιλέγει να προσκαλέσει τους φίλους του.</text:span></text:p>
      <text:p text:style-name="P28"><text:span text:style-name="T10">12</text:span><text:span text:style-name="T1">.</text:span><text:span text:style-name="T10">5</text:span><text:span text:style-name="T1">.2<text:tab/>Η περίπτωση χρήσης μεταβαίνει στ</text:span><text:span text:style-name="T10">ην περίπτωση χρήσης “</text:span><text:span text:style-name="T16">Προσκάλεσε Φίλους</text:span><text:span text:style-name="T58">”</text:span><text:span text:style-name="T10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Standard"><text:span text:style-name="T3">Τίτλος</text:span><text:span text:style-name="T1">: </text:span><text:span text:style-name="T19">Διαχείριση </text:span><text:span text:style-name="T36">Group (</text:span>Manage<text:span text:style-name="T1"> </text:span>MyGroup<text:span text:style-name="T69">)</text:span><text:span text:style-name="T1"> 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,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32"/>
      <text:p text:style-name="P20">Β<text:span text:style-name="T67">ασική ροή</text:span>:</text:p>
      <text:p text:style-name="Standard"/>
      <text:list xml:id="list451443284" text:style-name="WWNum31">
        <text:list-item>
          <text:p text:style-name="P61"><text:span text:style-name="T1">Ο χρήστης πλοηγείτε στην </text:span><text:span text:style-name="T20">αρχική</text:span><text:span text:style-name="T1">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48">Το σύστημα αντλεί δεδομένα για τα <text:span text:style-name="T22">group </text:span>του χρήστη.</text:p>
        </text:list-item>
        <text:list-item>
          <text:p text:style-name="P60"><text:span text:style-name="T1">Το σύστημα εμφανίζει σελίδα όπου μπορεί να δει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60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60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ές να δεχτεί ή να απορρίψει.</text:span></text:p>
        </text:list-item>
        <text:list-item>
          <text:p text:style-name="P60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60"><text:span text:style-name="T1">Το σύστημα </text:span><text:span text:style-name="T11">αποθηκεύει τις αλλαγές και ενημερώνεται</text:span><text:span text:style-name="T1">.</text:span></text:p>
        </text:list-item>
        <text:list-item>
          <text:p text:style-name="P60"><text:span text:style-name="T1">Το σύστημα εμφανίζει μήνυμα “</text:span>player<text:span text:style-name="T1"> </text:span><text:span text:style-name="T21">username</text:span><text:span text:style-name="T4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  <text:list-item>
          <text:p text:style-name="P48">Το σύστημα διαγράφει το μήνυμα – υπενθύμισης από την αρχική οθόνη του χρήστη πού αφαιρέθηκε. </text:p>
        </text:list-item>
      </text:list>
      <text:p text:style-name="P18"/>
      <text:p text:style-name="P18"/>
      <text:p text:style-name="P18"/>
      <text:p text:style-name="P26"><text:span text:style-name="T1">Εναλλακτική ροή </text:span><text:span text:style-name="T11">1</text:span></text:p>
      <text:p text:style-name="P26"><text:span text:style-name="T11">1</text:span><text:span text:style-name="T1">.</text:span><text:span text:style-name="T30">1</text:span><text:span text:style-name="T1">.1<text:tab/>Ο χρήστης επιλέγει να προσκαλέσει τους φίλους του.</text:span></text:p>
      <text:p text:style-name="P26"><text:span text:style-name="T11">1</text:span><text:span text:style-name="T1">.</text:span><text:span text:style-name="T30">1</text:span><text:span text:style-name="T1">.2<text:tab/>Η περίπτωση χρήσης μεταβαίνει στ</text:span><text:span text:style-name="T10">ην περίπτωση χρήσης ¨</text:span><text:span text:style-name="T29">Invite friends</text:span><text:span text:style-name="T10">¨.</text:span></text:p>
      <text:p text:style-name="P3"/>
      <text:p text:style-name="P3"/>
      <text:p text:style-name="P3"/>
      <text:p text:style-name="P18"><text:soft-page-break/>Εναλλακτική ροή 2</text:p>
      <text:p text:style-name="Standard"><text:span text:style-name="T11">6</text:span><text:span text:style-name="T1">.2.1<text:tab/>Ο χρήστης επιλέγει να απορρίψει να διώξει κάποιον από το </text:span>group<text:span text:style-name="T1"> του.</text:span></text:p>
      <text:p text:style-name="P33"><text:span text:style-name="T11">6</text:span><text:span text:style-name="T1">.2.2<text:tab/></text:span><text:span text:style-name="T7">Η εναλλακτική ροή μεταβαίνει στο βήμα 3 της βασικής ροής της περίπτωσης χρήσης. </text:span></text:p>
      <text:p text:style-name="P18"/>
      <text:p text:style-name="P18">Εναλλακτική ροή 3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ιστεί.</text:span></text:p>
      <text:p text:style-name="P18">1.3.3<text:tab/>Το σύστημα τον οδηγεί στην αρχική σελίδα της εφαρμογής.</text:p>
      <text:p text:style-name="P18"><text:tab/></text:p>
      <text:p text:style-name="P18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8">3.4.2<text:tab/>Το σύστημα τον οδηγεί στην αρχική σελίδα της εφαρμογής.</text:p>
      <text:p text:style-name="P18"/>
      <text:p text:style-name="P18">Εναλλακτική ροή 5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</text:span><text:span text:style-name="T11">αποθηκεύει</text:span><text:span text:style-name="T1"> τις αλλαγές </text:span><text:span text:style-name="T11">και ενημερώνεται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"/>
      <text:p text:style-name="P34"><text:span text:style-name="T3">Τίτλος</text:span><text:span text:style-name="T1">:</text:span><text:span text:style-name="T17">Προσκάλεσε Φίλους</text:span><text:span text:style-name="T34"> </text:span><text:span text:style-name="T17">(</text:span><text:span text:style-name="T39">I</text:span><text:span text:style-name="T50">nvite Friends</text:span><text:span text:style-name="T42">)</text:span></text:p>
      <text:p text:style-name="P34"><text:span text:style-name="T3">Χειριστές</text:span><text:span text:style-name="T1">: Χρήστης</text:span></text:p>
      <text:p text:style-name="P17"><text:span text:style-name="T3">Περιγραφή:</text:span><text:span text:style-name="T1"> Η περίπτωση χρήσης αρχίζει όταν κάποιος χρήστης επιλέξει “</text:span><text:span text:style-name="T39">I</text:span><text:span text:style-name="T50">nvite Friends</text:span><text:span text:style-name="T1">” και του επιτρέπει να </text:span><text:span text:style-name="T18">προσκαλέσει φίλους του στο </text:span><text:span text:style-name="T35">Group </text:span><text:span text:style-name="T18">που έχει δημιουργήσει </text:span><text:span text:style-name="T1">και τελειώνει </text:span><text:span text:style-name="T18">όταν προσκαλέσει φίλους του ή επιστρέψει στην αρχική σελίδα της εφαρμογής.</text:span></text:p>
      <text:p text:style-name="P16"/>
      <text:p text:style-name="P4"/>
      <text:p text:style-name="P14">Β<text:span text:style-name="T67">ασική ροή</text:span>:</text:p>
      <text:p text:style-name="P5"><text:span text:style-name="T28">1 <text:s/></text:span><text:span text:style-name="T1">Ο χρήστης επιλέγει να προσκαλέσει τους φίλους του </text:span><text:span text:style-name="T9">είτε στην σελίδα </text:span><text:span text:style-name="T12">Μ</text:span><text:span text:style-name="T28">anage </text:span><text:span text:style-name="T31">Μ</text:span><text:span text:style-name="T28">y</text:span><text:span text:style-name="T12">G</text:span><text:span text:style-name="T9">roup</text:span><text:span text:style-name="T28"> </text:span><text:span text:style-name="T9">είτε μετά την δημιουργία </text:span><text:span text:style-name="T28">group</text:span><text:span text:style-name="T1">.</text:span></text:p>
      <text:list xml:id="list233452912418919" text:continue-list="list4197493472" text:style-name="WWNum33">
        <text:list-item>
          <text:list>
            <text:list-item>
              <text:list>
                <text:list-header>
                  <text:p text:style-name="P70">2 <text:span text:style-name="T1">Το σύστημα αντλεί δεδομένα για όλους τους φίλους του συγκεκριμένου χρήστη.</text:span></text:p>
                  <text:p text:style-name="P71"><text:span text:style-name="T1">3 <text:s/>Το σύστημα ταξινομεί τους φίλους </text:span><text:span text:style-name="T9">του συγκεκριμένου χρήστη.</text:span></text:p>
                  <text:p text:style-name="P66"><text:span text:style-name="T60">4</text:span> Το σύστημα προβάλει όλους τους φίλους του και την επιλογή να τους προσκαλέσει.</text:p>
                  <text:p text:style-name="P67"><text:span text:style-name="T60">5</text:span> Ο χρήστης προσκαλεί όσους από αυτούς επιθυμεί.</text:p>
                  <text:p text:style-name="P68"><text:span text:style-name="T60">6</text:span> Το σύστημα αποθηκεύει τις αλλαγές και ενημερώνεται.</text:p>
                  <text:p text:style-name="P72"><text:span text:style-name="T41">7</text:span><text:span text:style-name="T38"> Το σύστημα </text:span><text:span text:style-name="T39"><text:s/>ενημερώνει τους προσκεκλημένους χρήστες εισάγοντας μήνυμα – πρόσκληση στην αρχική σελίδα τους.</text:span></text:p>
                </text:list-header>
              </text:list>
            </text:list-item>
          </text:list>
        </text:list-item>
      </text:list>
      <text:p text:style-name="P6"/>
      <text:p text:style-name="P9"><text:span text:style-name="T52">Εναλλακτική ροή </text:span><text:span text:style-name="T47">1</text:span></text:p>
      <text:p text:style-name="P10"><text:span text:style-name="T46">2.1.1<text:tab/></text:span><text:span text:style-name="T52">Το σύστημα αντλεί δεδομένα για τους φίλους του συγκεκριμένου χρήστη </text:span><text:span text:style-name="T51">άλλα ο χρήστης δεν έχει ακόμα φίλους</text:span><text:span text:style-name="T52">.</text:span></text:p>
      <text:p text:style-name="P11"><text:span text:style-name="T39">2.</text:span><text:span text:style-name="T40">1.2<text:tab/>Το σύστημα τον ενημερώνει ότι δεν υπάρχει κανένας φίλος ακόμα</text:span><text:span text:style-name="T53"> </text:span><text:span text:style-name="T40">με μήνυμα</text:span><text:span text:style-name="T53"> </text:span><text:span text:style-name="T40">“</text:span><text:span text:style-name="T47">No friends yet</text:span><text:span text:style-name="T40">”.</text:span></text:p>
      <text:p text:style-name="P15">2.1.3<text:tab/>Το σύστημα τον οδηγεί στην αρχική σελίδα της εφαρμογής.</text:p>
      <text:p text:style-name="P15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7"/>
      <text:p text:style-name="P35"><text:span text:style-name="T3">Τίτλος</text:span><text:span text:style-name="T1">:</text:span><text:span text:style-name="T17"> </text:span><text:span text:style-name="T19">Αποδέξου Πρόσκληση </text:span><text:span text:style-name="T17">(</text:span><text:span text:style-name="T48">Accept </text:span><text:span text:style-name="T39">I</text:span><text:span text:style-name="T48">nvites</text:span><text:span text:style-name="T42">)</text:span></text:p>
      <text:p text:style-name="P35"><text:span text:style-name="T3">Χειριστές</text:span><text:span text:style-name="T1">: Χρήστης</text:span></text:p>
      <text:p text:style-name="P13"><text:span text:style-name="T45">Περιγραφή:</text:span><text:span text:style-name="T41"> Η περίπτωση χρήσης </text:span><text:span text:style-name="T44">πραγμσατοποιήται</text:span><text:span text:style-name="T41"> όταν κάποιος χρήστης επιλέξει “</text:span><text:span text:style-name="T48">Accept</text:span><text:span text:style-name="T41">” <text:s/></text:span><text:span text:style-name="T44">σε κάποια πρόσκληση που έχει λάβει στην αρχική σελίδα</text:span><text:span text:style-name="T43"> της εφαρμογής.</text:span></text:p>
      <text:p text:style-name="P81"/>
      <text:p text:style-name="P12"><text:span text:style-name="T48">Β</text:span><text:span text:style-name="T49">ασική ροή</text:span><text:span text:style-name="T48">:</text:span></text:p>
      <text:p text:style-name="P7"/>
      <text:list xml:id="list233452277659745" text:continue-list="list451443284" text:style-name="WWNum31">
        <text:list-header>
          <text:p text:style-name="P74"><text:span text:style-name="T32">1 <text:s/></text:span><text:span text:style-name="T1">Ο χρήστης πλοηγείτε στην </text:span><text:span text:style-name="T20">αρχική</text:span><text:span text:style-name="T1"> σελίδα της εφαρμογής και επιλέγει </text:span><text:span text:style-name="T13">να αποδεχτεί κάποιο </text:span><text:span text:style-name="T56">i</text:span><text:span text:style-name="T32">nvite </text:span><text:span text:style-name="T13">που έχει λάβει για ιδιωτικό γήπεδο</text:span><text:span text:style-name="T1">.</text:span></text:p>
          <text:p text:style-name="P75">2 <text:span text:style-name="T1">Η περίπτωση χρήσης μεταβαίνει στο βήμα</text:span><text:span text:style-name="T54"> </text:span><text:span text:style-name="T11">8</text:span><text:span text:style-name="T1"> της περίπτωσης χρήσης <text:s/>¨</text:span><text:span text:style-name="T19">Εύρεση</text:span><text:span text:style-name="T69"> </text:span><text:span text:style-name="T59">Group</text:span><text:span text:style-name="T1">¨.</text:span></text:p>
        </text:list-header>
      </text:list>
      <text:p text:style-name="P76"/>
      <text:p text:style-name="P8"/>
      <text:list xml:id="list233453503071437" text:continue-numbering="true" text:style-name="WWNum31">
        <text:list-header>
          <text:p text:style-name="P82"><text:span text:style-name="T66">Εναλλακτική ροή </text:span><text:span text:style-name="T33">1</text:span></text:p>
          <text:p text:style-name="P77"><text:span text:style-name="T61">1 <text:s/></text:span><text:span text:style-name="T63">Ο χρήστης πλοηγείτε στην κύρια σελίδα της εφαρμογής και επιλέγει </text:span><text:span text:style-name="T62">να αποδεχτεί κάποιο </text:span><text:span text:style-name="T65">i</text:span><text:span text:style-name="T61">nvite </text:span><text:span text:style-name="T62">που έχει λάβει για </text:span><text:span text:style-name="T65">δη</text:span><text:span text:style-name="T64">μ</text:span>όσ<text:span text:style-name="T64">ιο</text:span><text:span text:style-name="T65"> </text:span><text:span text:style-name="T62">γήπεδο</text:span><text:span text:style-name="T63">.</text:span></text:p>
          <text:p text:style-name="P75"><text:span text:style-name="T33">2 </text:span><text:span text:style-name="T12">Η περίπτωση χρήσης μεταβαίνει στο βήμα</text:span><text:span text:style-name="T55"> </text:span><text:span text:style-name="T1">1</text:span><text:span text:style-name="T12"> </text:span><text:span text:style-name="T1">της εναλλακτικής ροής 1 </text:span><text:span text:style-name="T12">της περίπτωσης χρήσης <text:s/>¨</text:span><text:span text:style-name="T19">Εύρεση</text:span><text:span text:style-name="T69"> </text:span><text:span text:style-name="T59">Group</text:span><text:span text:style-name="T12">¨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28</meta:editing-cycles>
    <meta:creation-date>2023-03-23T18:12:00</meta:creation-date>
    <dc:date>2023-03-26T15:33:01.422000000</dc:date>
    <meta:editing-duration>PT2H1M44S</meta:editing-duration>
    <meta:generator>LibreOffice/7.0.2.2$Windows_X86_64 LibreOffice_project/8349ace3c3162073abd90d81fd06dcfb6b36b994</meta:generator>
    <meta:document-statistic meta:table-count="0" meta:image-count="0" meta:object-count="0" meta:page-count="12" meta:paragraph-count="167" meta:word-count="2413" meta:character-count="15108" meta:non-whitespace-character-count="128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